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.5pt" style:font-size-asian="12.5pt" style:font-size-complex="12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udier</text:p>
      <text:p text:style-name="Standard">Yanis</text:p>
      <text:p text:style-name="Standard">TS SN1</text:p>
      <text:p text:style-name="P4"><text:span text:style-name="T1">Synthèse</text:span></text:p>
      <text:p text:style-name="P1"/>
      <text:p text:style-name="P2"/>
      <text:p text:style-name="P3"><text:s/><text:span text:style-name="T2"><text:s text:c="2"/>L’avènement du numérique inaugure aussi celui des mondes virtuels. Ces 5 documents proposent une réflexion sur l’identité virtuelle appelée « avatar » et la pratique des jeux en ligne.</text:span></text:p>
      <text:p text:style-name="P5">Serge Tisseron dans les dangers de la vie virtuelle, propos publiés en 2008, remarque l’influence d’autrui sur la création d’un avatar ; G. G-Gobat dans « ce que révèlent nos avatars », A-L Bouvet et L.Douiri dans « avatars affirmation de soi en ligne ou narcose narcissique », deux articles numériques de 2010 cherchent à expliquer les motivations des joueurs . Deux capture d’écran de « second life » et « World of Warcraft » nous présentent ces mondes virtuels et leur graphisme.</text:p>
      <text:p text:style-name="P5">Dans un premier temps , nous allons définir ce qu'est un avatar et son principe <text:s/>et dans un second temps , son utilité et son but dans les mondes virtuels.</text:p>
      <text:p text:style-name="P5"/>
      <text:p text:style-name="P5"><text:s text:c="2"/>Pour Tisseron , un avatar n'est qu'une « image » utilisée dans les mondes virtuels pour remplacer le soi-même du monde réel. De nombreuses personnes consacrent énormément de temps à sa réalisation / création car on se consacre plus à ce que « l'autre » pensera de nous , ce qui lui plaît plutôt que à nos envies, goûts ,et ne reflétant pas la personnalité de chacun. Bien que les choix de création des avatars sont diverses et variés , d'autres souhaitent faire correspondre leur avatar avec leurs eux-mêmes du monde réel, on en voit la preuve sur l'image tirait du jeu « Second Life » et ce dont nous parle G.Grimm-Gobat ou on peut apercevoir sur cette image, 3 personnages tout à fait normales se retrouvant entre elles et discutant. Mais comme tout types d'avatars est possible à la création, d'autres jeux ont eux, mis en place des avatars n'étant pas contrairement à ceux de <text:s/>« Second Life » humains .</text:p>
      <text:p text:style-name="P5">Nous prendrons par exemple le jeu « World of Warcraft », ou il est mis en scène des avatars de types /races Orcs , Elfes <text:s/>dans un univers de jeu fantastique ou à travers celui-ci vous rencontrerez divers autres types/races d'avatars.</text:p>
      <text:p text:style-name="P5">« Second Life » et « World of Warfcraft » n'étant pas du tout dans le même univers virtuel, ils possèdent tout deux une utilité et un but différent, c'est ce dont nous allons voir.</text:p>
      <text:p text:style-name="P5"/>
      <text:p text:style-name="P5">Selon A-L.Bouvet et L.Douiri, l'utilité première d'un avatar est de permettre à la personne (joueur) de combler ses envies et désirs qu'elle possède en les mettant en scène a travers cet avatar. Ces désirs et envies que possèdent les personnes sont divers, on retrouve par exemple la tout-puissance (être invincible, immortel, meilleur) , la pulsion d'emprise (dominer, contrôler, posséder) qui dont désirs certainement retrouvés dans le jeu « World of Warcraft » et d'autres du même univers . Mais aussi le narcissisme (être aimé, beau), la sexualité (être autre, séduire) et la réparation ( protéger, soigner) qui s'appliquent à « Second Life » ou dans ce jeu s'allient mariages, recrutements, formations qui en ayant un avatar étant le « meilleur » permet de participer à ces événements courants dans ce monde virtuel.Par exemple, le désir de Jérôme qui lors d'un accident perdit sa jambe peut, par l'intermédiaire de son avatar retrouver celle-ci disparu, l'avatar peut être une aide psychologique.</text:p>
      <text:p text:style-name="P5"/>
      <text:p text:style-name="P5">Pour conclure, ces avatars, <text:s/>personnages tirés de nos imaginations ou de sois-même retrouvés dans des mondes virtuels nous permettent d'assouvir nos désirs/envies qui ne nous sont pas accessibles ou simplement trop coûteux <text:s/>dans notre monde 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2T16:38:16.63</meta:creation-date>
    <dc:date>2019-12-22T18:43:36.41</dc:date>
    <meta:editing-duration>PT1H27M54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12" meta:word-count="580" meta:character-count="3415"/>
  </office:meta>
</office:document-meta>
</file>